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FC000000C8A23C431D.jpg" manifest:media-type=""/>
  <manifest:file-entry manifest:full-path="Pictures/10000000000000F5000000A81B2A550A.jpg" manifest:media-type=""/>
  <manifest:file-entry manifest:full-path="Pictures/10000000000000E0000000E1292F8F8C.jpg" manifest:media-type=""/>
  <manifest:file-entry manifest:full-path="Pictures/100000000000013E0000009EBA325FDF.jpg" manifest:media-type=""/>
  <manifest:file-entry manifest:full-path="Pictures/10000000000000EE000000D40E230AC0.jpg" manifest:media-type=""/>
  <manifest:file-entry manifest:full-path="Pictures/10000000000001AE0000012B3D9FF7D2.jpg" manifest:media-type=""/>
  <manifest:file-entry manifest:full-path="Pictures/100000000000006000000042973A5D26.jpg" manifest:media-type=""/>
  <manifest:file-entry manifest:full-path="Pictures/10000000000000B00000007C746A5684.jpg" manifest:media-type=""/>
  <manifest:file-entry manifest:full-path="Pictures/100000000000004F0000004F759D4303.jpg" manifest:media-type=""/>
  <manifest:file-entry manifest:full-path="Pictures/100000000000005000000050445A6D2D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4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351cm" svg:y1="2.27cm" svg:x2="15.351cm" svg:y2="22.59cm">
          <text:p/>
        </draw:line>
        <draw:line draw:style-name="gr1" draw:text-style-name="P1" draw:layer="layout" svg:x1="7.48cm" svg:y1="2.397cm" svg:x2="7.48cm" svg:y2="22.463cm">
          <text:p/>
        </draw:line>
        <draw:line draw:style-name="gr1" draw:text-style-name="P1" draw:layer="layout" svg:x1="2.27cm" svg:y1="12.811cm" svg:x2="18.907cm" svg:y2="12.811cm">
          <text:p/>
        </draw:line>
        <draw:frame draw:style-name="gr2" draw:text-style-name="P2" draw:layer="layout" svg:width="7.798cm" svg:height="1.194cm" draw:transform="rotate (1.55613556107814) translate (2.177cm 10.884cm)">
          <draw:text-box>
            <text:p text:style-name="P2"><text:span text:style-name="T1">Staticamente Tipados</text:span></text:p>
          </draw:text-box>
        </draw:frame>
        <draw:frame draw:style-name="gr3" draw:text-style-name="P2" draw:layer="layout" svg:width="9.019cm" svg:height="1.27cm" draw:transform="rotate (1.55753182447974) translate (2.123cm 22.283cm)">
          <draw:text-box>
            <text:p text:style-name="P2"><text:span text:style-name="T1">Dinamicamente Tipados</text:span></text:p>
          </draw:text-box>
        </draw:frame>
        <draw:frame draw:style-name="gr4" draw:text-style-name="P2" draw:layer="layout" svg:width="3.556cm" svg:height="1.393cm" svg:x="16.367cm" svg:y="1.639cm">
          <draw:text-box>
            <text:p text:style-name="P2"><text:span text:style-name="T1">Funcional</text:span></text:p>
          </draw:text-box>
        </draw:frame>
        <draw:frame draw:style-name="gr5" draw:layer="layout" svg:width="4.699cm" svg:height="1.673cm" svg:x="2.27cm" svg:y="1.635cm">
          <draw:text-box>
            <text:p><text:span text:style-name="T1">No Funcional</text:span></text:p>
            <text:p/>
          </draw:text-box>
        </draw:frame>
        <draw:frame draw:style-name="gr6" draw:text-style-name="P2" draw:layer="layout" svg:width="4.572cm" svg:height="1.397cm" svg:x="9.509cm" svg:y="1.635cm">
          <draw:text-box>
            <text:p text:style-name="P2"><text:span text:style-name="T1">Hibridos</text:span></text:p>
          </draw:text-box>
        </draw:frame>
        <draw:frame draw:style-name="gr7" draw:text-style-name="P1" draw:layer="layout" svg:width="2.116cm" svg:height="2.116cm" svg:x="13.056cm" svg:y="17.326cm">
          <draw:image xlink:href="Pictures/100000000000005000000050445A6D2D.jpg" xlink:type="simple" xlink:show="embed" xlink:actuate="onLoad">
            <text:p/>
          </draw:image>
        </draw:frame>
        <draw:frame draw:style-name="gr7" draw:text-style-name="P1" draw:layer="layout" svg:width="2.089cm" svg:height="2.089cm" svg:x="10.125cm" svg:y="3.945cm">
          <draw:image xlink:href="Pictures/100000000000004F0000004F759D4303.jpg" xlink:type="simple" xlink:show="embed" xlink:actuate="onLoad">
            <text:p/>
          </draw:image>
        </draw:frame>
        <draw:frame draw:style-name="gr7" draw:text-style-name="P1" draw:layer="layout" svg:width="2.706cm" svg:height="2.209cm" svg:x="16.454cm" svg:y="4.068cm">
          <draw:image xlink:href="Pictures/10000000000000B00000007C746A5684.jpg" xlink:type="simple" xlink:show="embed" xlink:actuate="onLoad">
            <text:p/>
          </draw:image>
        </draw:frame>
        <draw:frame draw:style-name="gr7" draw:text-style-name="P1" draw:layer="layout" svg:width="2.54cm" svg:height="3.005cm" svg:x="16.005cm" svg:y="13.535cm">
          <draw:image xlink:href="Pictures/10000000000001AE0000012B3D9FF7D2.jpg" xlink:type="simple" xlink:show="embed" xlink:actuate="onLoad">
            <text:p/>
          </draw:image>
        </draw:frame>
        <draw:frame draw:style-name="gr7" draw:text-style-name="P1" draw:layer="layout" svg:width="3.683cm" svg:height="2.54cm" svg:x="15.732cm" svg:y="20.104cm">
          <draw:image xlink:href="Pictures/10000000000000EE000000D40E230AC0.jpg" xlink:type="simple" xlink:show="embed" xlink:actuate="onLoad">
            <text:p/>
          </draw:image>
        </draw:frame>
        <draw:frame draw:style-name="gr7" draw:text-style-name="P1" draw:layer="layout" svg:width="2.539cm" svg:height="1.745cm" svg:x="10.018cm" svg:y="8.018cm">
          <draw:image xlink:href="Pictures/100000000000006000000042973A5D26.jpg" xlink:type="simple" xlink:show="embed" xlink:actuate="onLoad">
            <text:p/>
          </draw:image>
        </draw:frame>
        <draw:frame draw:style-name="gr7" draw:text-style-name="P1" draw:layer="layout" svg:width="3.442cm" svg:height="2.404cm" svg:x="5.813cm" svg:y="18.583cm">
          <draw:image xlink:href="Pictures/100000000000013E0000009EBA325FDF.jpg" xlink:type="simple" xlink:show="embed" xlink:actuate="onLoad">
            <text:p/>
          </draw:image>
        </draw:frame>
        <draw:frame draw:style-name="gr7" draw:text-style-name="P1" draw:layer="layout" svg:width="2.579cm" svg:height="2.529cm" svg:x="6.295cm" svg:y="14.889cm">
          <draw:image xlink:href="Pictures/10000000000000E0000000E1292F8F8C.jpg" xlink:type="simple" xlink:show="embed" xlink:actuate="onLoad">
            <text:p/>
          </draw:image>
        </draw:frame>
        <draw:frame draw:style-name="gr7" draw:text-style-name="P1" draw:layer="layout" svg:width="4cm" svg:height="2.283cm" svg:x="5.445cm" svg:y="7.832cm">
          <draw:image xlink:href="Pictures/10000000000000F5000000A81B2A550A.jpg" xlink:type="simple" xlink:show="embed" xlink:actuate="onLoad">
            <text:p/>
          </draw:image>
        </draw:frame>
        <draw:frame draw:style-name="gr7" draw:text-style-name="P1" draw:layer="layout" svg:width="3.937cm" svg:height="3.175cm" svg:x="5.845cm" svg:y="4.614cm">
          <draw:image xlink:href="Pictures/10000000000000FC000000C8A23C431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go </meta:initial-creator>
    <meta:creation-date>2013-05-13T16:10:56</meta:creation-date>
    <dc:date>2013-05-13T16:37:57</dc:date>
    <dc:creator>Diego </dc:creator>
    <meta:editing-duration>PT20M13S</meta:editing-duration>
    <meta:editing-cycles>15</meta:editing-cycles>
    <meta:generator>LibreOffice/3.6$Linux_x86 LibreOffice_project/360m1$Build-2</meta:generator>
    <meta:document-statistic meta:object-count="18"/>
  </office:meta>
</office:document-meta>
</file>